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Document_20_Title">
      <style:text-properties fo:language="en" fo:country="US" style:language-complex="ar" style:country-complex="SA"/>
    </style:style>
    <style:style style:name="P9" style:family="paragraph" style:parent-style-name="Body">
      <style:text-properties fo:color="#ff0000" fo:language="en" fo:country="US" fo:font-style="italic" style:font-style-asian="italic"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Standard">
      <style:text-properties style:font-name="Arial" fo:font-size="9pt" fo:language="en" fo:country="US" style:font-size-asian="9pt" style:font-size-complex="9pt" style:language-complex="ar" style:country-complex="SA"/>
    </style:style>
    <style:style style:name="P13" style:family="paragraph" style:parent-style-name="Standard">
      <style:text-properties style:font-name="Arial" fo:language="en" fo:country="US" style:language-complex="ar" style:country-complex="SA"/>
    </style:style>
    <style:style style:name="P14" style:family="paragraph" style:parent-style-name="Standard">
      <style:text-properties fo:language="en" fo:country="US"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Standard">
      <style:text-properties style:font-name="Monaco" fo:font-size="11pt" style:font-name-asian="Monaco" style:font-size-asian="11pt" style:font-name-complex="Monaco" style:font-size-complex="11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9" style:family="paragraph" style:parent-style-name="Heading_20_1">
      <style:text-properties fo:language="en" fo:country="US" style:language-complex="ar" style:country-complex="SA"/>
    </style:style>
    <style:style style:name="P20" style:family="paragraph" style:parent-style-name="Heading_20_1">
      <style:paragraph-properties fo:break-before="page"/>
      <style:text-properties fo:language="en" fo:country="US" style:language-complex="ar" style:country-complex="SA"/>
    </style:style>
    <style:style style:name="P21" style:family="paragraph" style:parent-style-name="Heading_20_2">
      <style:text-properties fo:language="en" fo:country="US" style:language-complex="ar" style:country-complex="SA"/>
    </style:style>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4" style:family="paragraph" style:parent-style-name="Body">
      <style:text-properties fo:color="#000000" fo:language="en" fo:country="US" fo:font-style="normal" style:font-style-asian="normal" style:language-complex="ar" style:country-complex="SA" style:font-style-complex="normal"/>
    </style:style>
    <style:style style:name="P25" style:family="paragraph" style:parent-style-name="Body" style:list-style-name="L1">
      <style:text-properties fo:color="#000000" fo:language="en" fo:country="US" fo:font-style="normal" style:font-style-asian="normal" style:language-complex="ar" style:country-complex="SA" style:font-style-complex="normal"/>
    </style:style>
    <style:style style:name="P26" style:family="paragraph" style:parent-style-name="Body" style:list-style-name="L2">
      <style:text-properties fo:color="#000000" fo:language="en" fo:country="US" fo:font-style="normal" style:font-style-asian="normal" style:language-complex="ar" style:country-complex="SA" style:font-style-complex="normal"/>
    </style:style>
    <style:style style:name="P27" style:family="paragraph" style:parent-style-name="Body" style:list-style-name="L1"/>
    <style:style style:name="P28" style:family="paragraph" style:parent-style-name="Body" style:list-style-name="L2"/>
    <style:style style:name="P29" style:family="paragraph" style:parent-style-name="Body">
      <style:text-properties fo:language="en" fo:country="US" style:language-complex="ar" style:country-complex="SA"/>
    </style:style>
    <style:style style:name="P30" style:family="paragraph" style:parent-style-name="CellBody">
      <style:paragraph-properties style:snap-to-layout-grid="false"/>
      <style:text-properties fo:language="en" fo:country="US" style:language-complex="ar" style:country-complex="SA"/>
    </style:style>
    <style:style style:name="P31" style:family="paragraph" style:parent-style-name="CellBody">
      <style:paragraph-properties style:snap-to-layout-grid="false"/>
    </style:style>
    <style:style style:name="P3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style>
    <style:style style:name="P35" style:family="paragraph" style:parent-style-name="Definition_20_Term">
      <style:text-properties fo:language="en" fo:country="US" style:language-complex="ar" style:country-complex="SA"/>
    </style:style>
    <style:style style:name="P3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7"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style:font-name="Courier New"/>
    </style:style>
    <style:style style:name="T7" style:family="text">
      <style:text-properties fo:font-size="10pt" fo:font-weight="normal" style:font-size-asian="10pt" style:font-weight-asian="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7f0055" fo:font-weight="bold" style:font-weight-asian="bold" style:font-weight-complex="bold"/>
    </style:style>
    <style:style style:name="T12" style:family="text">
      <style:text-properties fo:color="#6a3e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3" text:anchor-type="paragraph" svg:width="17.78cm" svg:height="7.893cm" draw:z-index="0"><draw:image xlink:href="Pictures/1000020100000427000001D8328612BC.png" xlink:type="simple" xlink:show="embed" xlink:actuate="onLoad"/></draw:frame></text:p>
      <text:p text:style-name="P8"><text:user-defined style:data-style-name="N0" text:name="RFC Title">RFC 215 - Object Conversion</text:user-defined></text:p>
      <text:p text:style-name="P8"><text:span text:style-name="T1">Draft<text:line-break/><text:line-break/></text:span><text:span text:style-name="T1"><text:page-count style:num-format="1">10</text:page-count></text:span><text:span text:style-name="T1"> Pages</text:span></text:p>
      <text:p text:style-name="P37"><text:span text:style-name="T7"/></text:p>
      <text:p text:style-name="P6">Abstract</text:p>
      <text:p text:style-name="P37">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20" text:outline-level="1" text:restart-numbering="true" text:start-value="-1">Document Information</text:h>
      <text:h text:style-name="P21" text:outline-level="2">License</text:h>
      <text:p text:style-name="P11">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3">I HEREBY ACKNOWLEDGE AND AGREE TO THE TERMS AND CONDITIONS DELINEATED ABOVE.</text:p>
      <text:h text:style-name="P21"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1" text:outline-level="2">Feedback</text:h>
      <text:p text:style-name="Body"><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2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Document Information<text:tab/>2</text:p>
          <text:p text:style-name="P36">0.1 License<text:tab/>2</text:p>
          <text:p text:style-name="P36">0.2 Trademarks<text:tab/>3</text:p>
          <text:p text:style-name="P36">0.3 Feedback<text:tab/>3</text:p>
          <text:p text:style-name="P36">0.4 Table of Contents<text:tab/>3</text:p>
          <text:p text:style-name="P36">0.5 Terminology and Document Conventions<text:tab/>4</text:p>
          <text:p text:style-name="P36">0.6 Revision History<text:tab/>4</text:p>
          <text:p text:style-name="P22">1 Introduction<text:tab/>4</text:p>
          <text:p text:style-name="P22">2 Application Domain<text:tab/>5</text:p>
          <text:p text:style-name="P22">3 Problem Description<text:tab/>5</text:p>
          <text:p text:style-name="P22">4 Requirements<text:tab/>6</text:p>
          <text:p text:style-name="P36">4.1 General<text:tab/>6</text:p>
          <text:p text:style-name="P36">4.2 Maps<text:tab/>6</text:p>
          <text:p text:style-name="P36">4.3 DTOs<text:tab/>6</text:p>
          <text:p text:style-name="P36">4.4 JSON<text:tab/>7</text:p>
          <text:p text:style-name="P22">5 Technical Solution<text:tab/>7</text:p>
          <text:p text:style-name="P36">5.1 Converter Service <text:tab/>7</text:p>
          <text:p text:style-name="P22">6 Data Transfer Objects<text:tab/>8</text:p>
          <text:p text:style-name="P22"><text:soft-page-break/>7 Javadoc<text:tab/>8</text:p>
          <text:p text:style-name="P22">8 Considered Alternatives<text:tab/>9</text:p>
          <text:p text:style-name="P22">9 Security Considerations<text:tab/>9</text:p>
          <text:p text:style-name="P22">10 Document Support<text:tab/>9</text:p>
          <text:p text:style-name="P36">10.1 References<text:tab/>9</text:p>
          <text:p text:style-name="P36">10.2 Author’s Address<text:tab/>9</text:p>
          <text:p text:style-name="P36">10.3 Acronyms and Abbreviations<text:tab/>10</text:p>
          <text:p text:style-name="P36">10.4 End of Document<text:tab/>10</text:p>
        </text:index-body>
      </text:table-of-content>
      <text:p text:style-name="P10"/>
      <text:h text:style-name="P21"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6">Source code is shown in this typeface</text:span>.</text:p>
      <text:h text:style-name="P21"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5-10-01">
            <text:p text:style-name="P32">01/10/15</text:p>
          </table:table-cell>
          <table:table-cell table:style-name="Table1.C1" office:value-type="string">
            <text:p text:style-name="P32">Initial version, from RFP.</text:p>
          </table:table-cell>
        </table:table-row>
      </table:table>
      <text:p text:style-name="P10"/>
      <text:h text:style-name="P19"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4"><text:span text:style-name="T8">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19" text:outline-level="1"><text:soft-page-break/>Application Domain</text:h>
      <text:p text:style-name="P9">This section should be copied from the appropriate RFP(s). It is repeated here so it can be extended while the RFC authors learn more subtle details.</text:p>
      <text:h text:style-name="P19"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3055986372742669048" text:style-name="L1">
        <text:list-item>
          <text:p text:style-name="P27">General any-to-any type conversion </text:p>
        </text:list-item>
        <text:list-item>
          <text:p text:style-name="P27">Extension to the DTO model that allows more types to be used in its fields</text:p>
        </text:list-item>
        <text:list-item>
          <text:p text:style-name="P27">Extension to the DTO that provides DTOs with an identity and if applicable comparable.</text:p>
        </text:list-item>
        <text:list-item>
          <text:p text:style-name="P27">DTO support for copying, <text:span text:style-name="T9">equals, and diffing</text:span></text:p>
        </text:list-item>
        <text:list-item>
          <text:p text:style-name="P25">JSON encoding/decoding</text:p>
        </text:list-item>
      </text:list>
      <text:h text:style-name="P19" text:outline-level="1"><text:soft-page-break/>Requirements</text:h>
      <text:h text:style-name="Heading_20_2" text:outline-level="2">General</text:h>
      <text:list xml:id="list7975604642232838093" text:style-name="L2">
        <text:list-item>
          <text:p text:style-name="P28">G0010 – Provide a service that can convert any object to a given type. The specification must clearly outline what conversions are possible but must at least allow the simple types, maps, collections, and arrays.</text:p>
        </text:list-item>
        <text:list-item>
          <text:p text:style-name="P28">G0020 – Provide a type reference class</text:p>
        </text:list-item>
        <text:list-item>
          <text:p text:style-name="P28">G0030 – It must be possible to specify the destination type with a class, a generic type (Type&lt;T&gt;), or a type reference. </text:p>
        </text:list-item>
        <text:list-item>
          <text:p text:style-name="P28">G0040 – It must be possible to convert Strings to popular Java types like Pattern, File, Date, Java Date/Time, UUID, et al. The specification must clearly define the rules for these classes.</text:p>
        </text:list-item>
        <text:list-item>
          <text:p text:style-name="P28">G0045 – It must be possible to convert EventAdmin Event objects and Service Reference objects to Map&lt;String,Object&gt;</text:p>
        </text:list-item>
        <text:list-item>
          <text:p text:style-name="P28">G0050 – The solution should be usable outside of an OSGi Framework, <text:span text:style-name="T10">i.e.</text:span> in plain Java environment.</text:p>
        </text:list-item>
      </text:list>
      <text:h text:style-name="Heading_20_2" text:outline-level="2">Maps</text:h>
      <text:list xml:id="list2107555816" text:continue-numbering="true" text:style-name="L2">
        <text:list-item>
          <text:p text:style-name="P28">M0010 – It must be possible to convert a Map or Dictionary to an interface where the method names are used as keys</text:p>
        </text:list-item>
        <text:list-item>
          <text:p text:style-name="P28">M0020 – It must be possible to convert a DTO+ to a Map&lt;String,Object&gt; and vice versa</text:p>
        </text:list-item>
      </text:list>
      <text:h text:style-name="Heading_20_2" text:outline-level="2">DTOs</text:h>
      <text:list xml:id="list489377445" text:continue-numbering="true" text:style-name="L2">
        <text:list-item>
          <text:p text:style-name="P28">D0005 – It must be possible to assign an identity to a DTO. This shall be referred to as a DTO+.</text:p>
        </text:list-item>
        <text:list-item>
          <text:p text:style-name="P28">D0010 – It must be possible to diff two objects of the same type returning information where the DTO+'s differ and in what way.</text:p>
        </text:list-item>
        <text:list-item>
          <text:p text:style-name="P28">D0020 – Provide a proper deepEquals that assumes DTO+</text:p>
        </text:list-item>
        <text:list-item>
          <text:p text:style-name="P28">D0030 – Provide a way for types to handle conversion from and to strings for non-specified types</text:p>
        </text:list-item>
        <text:list-item>
          <text:p text:style-name="P28">D0040 – Provide a way to set/get fields from a DTO+ through a string path.</text:p>
        </text:list-item>
        <text:list-item>
          <text:p text:style-name="P28">D0050 – Provide a base class for identity DTO+s</text:p>
        </text:list-item>
        <text:list-item>
          <text:p text:style-name="P28">D0060 – Provide a compare function for identity DTOs that have a primary key that is comparable</text:p>
        </text:list-item>
        <text:list-item>
          <text:p text:style-name="P28">D0070 – Provide a way to find out if a DTO+ is complex</text:p>
        </text:list-item>
        <text:list-item>
          <text:p text:style-name="P28"><text:soft-page-break/>D0080 – Provide a way to find out an object is <text:s/>DTO+</text:p>
        </text:list-item>
        <text:list-item>
          <text:p text:style-name="P28">D0090 – Provide a way to verify that an object is a DTO+ and has no cycles</text:p>
        </text:list-item>
        <text:list-item>
          <text:p text:style-name="P28">D0100 – Provide a deep copy routine for a DTO+</text:p>
        </text:list-item>
        <text:list-item>
          <text:p text:style-name="P28">D0110 – Provide a shallow copy routine for a DTO+</text:p>
        </text:list-item>
      </text:list>
      <text:h text:style-name="Heading_20_2" text:outline-level="2">JSON</text:h>
      <text:list xml:id="list1645885303" text:continue-numbering="true" text:style-name="L2">
        <text:list-item>
          <text:p text:style-name="P28">J0010 – Provide a JSON encoder and decoder that uses the conversion rules for the conversion from JSON types to destination types</text:p>
        </text:list-item>
        <text:list-item>
          <text:p text:style-name="P28">J0020 – JSON decoding must be able to provide a value without specifying any type for the destination</text:p>
        </text:list-item>
        <text:list-item>
          <text:p text:style-name="P28">J0030 – The output must be an OutputStream, Appendable, or String</text:p>
        </text:list-item>
        <text:list-item>
          <text:p text:style-name="P28">J0040 – The input must be an InputStream, Readable, or String</text:p>
        </text:list-item>
        <text:list-item>
          <text:p text:style-name="P28">J0050 – It must be possible to pretty print the output</text:p>
        </text:list-item>
        <text:list-item>
          <text:p text:style-name="P28">J0055 – It must be possible to generate canonical, compact output</text:p>
        </text:list-item>
        <text:list-item>
          <text:p text:style-name="P28">J0060 – It must be possible to specify the output character set for a stream</text:p>
        </text:list-item>
        <text:list-item>
          <text:p text:style-name="P28">J0070 – It must be possible to specify if nulls are outputed or not</text:p>
        </text:list-item>
        <text:list-item>
          <text:p text:style-name="P26">J0080 – It must be possible to add hook to the conversions for custom types for encoding and decoding</text:p>
        </text:list-item>
      </text:list>
      <text:h text:style-name="P19" text:outline-level="1">Technical Solution</text:h>
      <text:h text:style-name="Heading_20_2" text:outline-level="2">Converter Service </text:h>
      <text:p text:style-name="Body">A Converter Service can be obtained from the Service Registry to provide conversion operations.</text:p>
      <text:p text:style-name="Body"/>
      <text:p text:style-name="P16"><text:span text:style-name="T11">public</text:span><text:span text:style-name="T9"> </text:span><text:span text:style-name="T11">interface</text:span><text:span text:style-name="T9"> Converter {</text:span></text:p>
      <text:p text:style-name="P17"/>
      <text:p text:style-name="P17"><text:span text:style-name="T9"><text:s text:c="4"/>&lt;T&gt; T convertJSON(String </text:span><text:span text:style-name="T12">json</text:span><text:span text:style-name="T9">, Class&lt;T&gt; </text:span><text:span text:style-name="T12">class1</text:span><text:span text:style-name="T9">);</text:span></text:p>
      <text:p text:style-name="P17"/>
      <text:p text:style-name="P17"><text:span text:style-name="T9"><text:s text:c="4"/>&lt;T&gt; T convertMap(Map&lt;String, Object&gt; </text:span><text:span text:style-name="T12">m</text:span><text:span text:style-name="T9">, Class&lt;T&gt; </text:span><text:span text:style-name="T12">class1</text:span><text:span text:style-name="T9">);</text:span></text:p>
      <text:p text:style-name="P17"/>
      <text:p text:style-name="P17"><text:soft-page-break/><text:span text:style-name="T9"><text:s text:c="4"/>&lt;T&gt; T convertServiceReference(ServiceReference </text:span><text:span text:style-name="T12">sref</text:span><text:span text:style-name="T9">, Class&lt;T&gt; </text:span><text:span text:style-name="T12">class1</text:span><text:span text:style-name="T9">);</text:span></text:p>
      <text:p text:style-name="P17"/>
      <text:p text:style-name="P17"><text:span text:style-name="T9"><text:s text:c="4"/>&lt;T&gt; T convertSingleValue(String </text:span><text:span text:style-name="T12">string</text:span><text:span text:style-name="T9">, Class&lt;T&gt; </text:span><text:span text:style-name="T12">class1</text:span><text:span text:style-name="T9">);</text:span></text:p>
      <text:p text:style-name="P17"/>
      <text:p text:style-name="P17"><text:span text:style-name="T9"><text:s text:c="4"/>String convertToJSON(Object </text:span><text:span text:style-name="T12">obj</text:span><text:span text:style-name="T9">);</text:span></text:p>
      <text:p text:style-name="P17"/>
      <text:p text:style-name="P17"><text:span text:style-name="T9"><text:s text:c="4"/>Map&lt;String, Object&gt; convertToMap(Object </text:span><text:span text:style-name="T12">obj</text:span><text:span text:style-name="T9">);</text:span></text:p>
      <text:p text:style-name="P17"/>
      <text:p text:style-name="P18">}</text:p>
      <text:p text:style-name="Body"/>
      <text:h text:style-name="P19"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19"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https://www.osgi.org/members/RFC/Javadoc</text:span></text:a><text:span text:style-name="T2"> </text:span></text:p>
      <text:h text:style-name="P19" text:outline-level="1"><text:soft-page-break/>Considered Alternatives</text:h>
      <text:p text:style-name="P9">For posterity, record the design alternatives that were considered but rejected along with the reason for rejection. This is especially important for external/earlier solutions that were deemed not applicable.</text:p>
      <text:h text:style-name="P19" text:outline-level="1">Security Considerations</text:h>
      <text:p text:style-name="P9">Description of all known vulnerabilities this may either introduce or address as well as scenarios of how the weaknesses could be circumvented.</text:p>
      <text:h text:style-name="P19" text:outline-level="1">Document Support</text:h>
      <text:h text:style-name="P21" text:outline-level="2">References</text:h>
      <text:list xml:id="list4205680864949090612" text:style-name="WW8Num3">
        <text:list-item>
          <text:p text:style-name="P35"><text:bookmark-start text:name="_Ref493020620"/>Bradner, S., Key words for use in RFCs to Indicate Requirement Levels, RFC2119, March 1997.<text:bookmark-end text:name="_Ref493020620"/></text:p>
        </text:list-item>
        <text:list-item>
          <text:p text:style-name="P35">Software Requirements &amp; Specifications. Michael Jackson. ISBN 0-201-87712-0</text:p>
        </text:list-item>
      </text:list>
      <text:p text:style-name="P14"/>
      <text:p text:style-name="P10"><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21" text:outline-level="2">Author’s Address</text:h>
      <text:p text:style-name="P10"/>
      <table:table table:name="Table4" table:style-name="Table4">
        <table:table-column table:style-name="Table4.A"/>
        <table:table-column table:style-name="Table4.B"/>
        <text:soft-page-break/>
        <table:table-row table:style-name="Table4.1">
          <table:table-cell table:style-name="Table4.A1" office:value-type="string">
            <text:p text:style-name="P34">Name</text:p>
          </table:table-cell>
          <table:table-cell table:style-name="Table4.B1" office:value-type="string">
            <text:p text:style-name="P34">Peter Kriens</text:p>
          </table:table-cell>
        </table:table-row>
        <table:table-row table:style-name="Table4.1">
          <table:table-cell table:style-name="Table4.A1" office:value-type="string">
            <text:p text:style-name="P34">Company</text:p>
          </table:table-cell>
          <table:table-cell table:style-name="Table4.B1" office:value-type="string">
            <text:p text:style-name="P34">aQute</text:p>
          </table:table-cell>
        </table:table-row>
        <table:table-row table:style-name="Table4.1">
          <table:table-cell table:style-name="Table4.A1" office:value-type="string">
            <text:p text:style-name="P34">Address</text:p>
          </table:table-cell>
          <table:table-cell table:style-name="Table4.B1" office:value-type="string">
            <text:p text:style-name="P34">9c, Avenue St. Drezery</text:p>
          </table:table-cell>
        </table:table-row>
        <table:table-row table:style-name="Table4.1">
          <table:table-cell table:style-name="Table4.A1" office:value-type="string">
            <text:p text:style-name="P34">Voice</text:p>
          </table:table-cell>
          <table:table-cell table:style-name="Table4.B1" office:value-type="string">
            <text:p text:style-name="P34">+33 467542167</text:p>
          </table:table-cell>
        </table:table-row>
        <table:table-row table:style-name="Table4.1">
          <table:table-cell table:style-name="Table4.A1" office:value-type="string">
            <text:p text:style-name="P31">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31"/>
          </table:table-cell>
          <table:table-cell table:style-name="Table4.B6" office:value-type="string">
            <text:p text:style-name="P31"/>
          </table:table-cell>
        </table:table-row>
      </table:table>
      <text:p text:style-name="P14"/>
      <text:p text:style-name="P14"/>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Adobe Systems</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7">e-mail</text:p>
          </table:table-cell>
          <table:table-cell table:style-name="Table2.B1" office:value-type="string">
            <text:p text:style-name="P7">bosschae@adobe.com</text:p>
          </table:table-cell>
        </table:table-row>
      </table:table>
      <text:p text:style-name="P10"/>
      <text:p text:style-name="P10"/>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
          </table:table-cell>
        </table:table-row>
        <table:table-row table:style-name="Table3.1">
          <table:table-cell table:style-name="Table3.A1" office:value-type="string">
            <text:p text:style-name="P5">Company</text:p>
          </table:table-cell>
          <table:table-cell table:style-name="Table3.B1" office:value-type="string">
            <text:p text:style-name="P5"/>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7">e-mail</text:p>
          </table:table-cell>
          <table:table-cell table:style-name="Table3.B1" office:value-type="string">
            <text:p text:style-name="P7"/>
          </table:table-cell>
        </table:table-row>
      </table:table>
      <text:p text:style-name="P14"/>
      <text:h text:style-name="P21" text:outline-level="2">Acronyms and Abbreviations</text:h>
      <text:p text:style-name="P10"/>
      <text:h text:style-name="P21"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15 - Object Conversion</text:user-defined><text:tab/>Page <text:page-number text:select-page="current">10</text:page-number> of <text:page-count style:num-format="1">10</text:page-count></text:p>
        <text:p text:style-name="Header"/>
        <text:p text:style-name="Header"><text:tab/>Draft<text:tab/> <text:modification-date style:data-style-name="N76">October 6,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0-06T07:42:21</meta:creation-date>
    <meta:editing-cycles>12</meta:editing-cycles>
    <meta:editing-duration>PT28M26S</meta:editing-duration>
    <meta:initial-creator>David Bosschaert</meta:initial-creator>
    <dc:date>2015-10-06T08:12:46</dc:date>
    <dc:creator>David Bosschaert</dc:creator>
    <meta:document-statistic meta:table-count="4" meta:image-count="2" meta:object-count="0" meta:page-count="10" meta:paragraph-count="162" meta:word-count="2476" meta:character-count="15212"/>
    <meta:user-defined meta:name="Info"/>
    <meta:user-defined meta:name="Info 3"/>
    <meta:user-defined meta:name="Info 4"/>
    <meta:user-defined meta:name="RFC Title">RFC 215 - Object Conversion</meta:user-defined>
  </office:meta>
</office:document-meta>
</file>